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style:snap-to-layout-grid="false"/>
      <style:text-properties style:font-name="Arial1" fo:font-size="8pt" style:font-size-asian="8pt" style:font-name-complex="Arial1" style:font-size-complex="8pt"/>
    </style:style>
    <style:style style:name="P3"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4" style:family="paragraph" style:parent-style-name="Standard">
      <style:paragraph-properties fo:text-align="center" style:justify-single-word="false" style:snap-to-layout-grid="false"/>
      <style:text-properties style:font-name="Albany" fo:font-size="8pt" style:font-size-asian="8pt"/>
    </style:style>
    <style:style style:name="P5" style:family="paragraph" style:parent-style-name="Standard">
      <style:paragraph-properties fo:text-align="end" style:justify-single-word="false" style:snap-to-layout-grid="false"/>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end" style:justify-single-word="false"/>
      <style:text-properties style:font-name="Arial2" fo:font-size="12pt" style:font-size-asian="12pt" style:font-size-complex="12pt"/>
    </style:style>
    <style:style style:name="P9" style:family="paragraph" style:parent-style-name="Standard">
      <style:paragraph-properties fo:text-align="end" style:justify-single-word="false"/>
      <style:text-properties style:font-name="Arial2"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1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1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1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7"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8"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9" style:family="paragraph" style:parent-style-name="Standard">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0" style:family="paragraph" style:parent-style-name="Standard">
      <style:paragraph-properties fo:margin-left="0cm" fo:margin-right="0cm" fo:text-align="justify" style:justify-single-word="false" fo:text-indent="0cm" style:auto-text-indent="false" fo:break-before="page"/>
      <style:text-properties style:font-name="Arial2" fo:font-size="12pt" style:font-size-asian="12pt" style:font-size-complex="12pt"/>
    </style:style>
    <style:style style:name="P21"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2" style:family="paragraph" style:parent-style-name="Text_20_body">
      <style:paragraph-properties fo:margin-left="0cm" fo:margin-right="0cm" fo:text-align="justify" style:justify-single-word="false" fo:text-indent="0cm" style:auto-text-indent="false"/>
      <style:text-properties style:font-name="Arial2" fo:font-size="12pt" fo:font-style="italic" fo:font-weight="bold" style:font-size-asian="12pt" style:font-style-asian="italic" style:font-weight-asian="bold" style:font-size-complex="12pt" style:font-style-complex="italic" style:font-weight-complex="bold"/>
    </style:style>
    <style:style style:name="P23" style:family="paragraph" style:parent-style-name="Text_20_body">
      <style:paragraph-properties fo:margin-left="0cm" fo:margin-right="0cm" fo:text-align="justify" style:justify-single-word="false" fo:text-indent="0cm" style:auto-text-indent="false">
        <style:tab-stops/>
      </style:paragraph-properties>
    </style:style>
    <style:style style:name="P24" style:family="paragraph" style:parent-style-name="Standard">
      <style:paragraph-properties fo:text-align="justify" style:justify-single-word="false" fo:break-before="page"/>
      <style:text-properties style:font-name="Arial2" fo:font-size="12pt" style:font-size-asian="12pt" style:font-size-complex="12pt"/>
    </style:style>
    <style:style style:name="P25"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6" style:family="paragraph" style:parent-style-name="Title">
      <style:paragraph-properties fo:text-align="justify" style:justify-single-word="false" fo:break-before="page"/>
      <style:text-properties style:font-name="Arial2" fo:font-size="12pt" style:font-size-asian="12pt" style:font-size-complex="12pt"/>
    </style:style>
    <style:style style:name="P27" style:family="paragraph" style:parent-style-name="Heading_20_2">
      <style:paragraph-properties fo:text-align="justify" style:justify-single-word="false"/>
      <style:text-properties style:font-name="Arial2" fo:font-size="12pt" style:font-size-asian="12pt" style:font-size-complex="12pt"/>
    </style:style>
    <style:style style:name="P28"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Heading_20_1">
      <style:paragraph-properties fo:text-align="justify" style:justify-single-word="false"/>
      <style:text-properties style:font-name="Arial2" fo:font-size="12pt" style:font-size-asian="12pt" style:font-size-complex="12pt"/>
    </style:style>
    <style:style style:name="P30"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1"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2" style:family="paragraph" style:parent-style-name="Tabletext">
      <style:paragraph-properties fo:text-align="justify" style:justify-single-word="false" style:snap-to-layout-grid="false"/>
      <style:text-properties style:font-name="Arial2" fo:font-size="12pt" fo:font-weight="bold" style:font-size-asian="12pt" style:font-weight-asian="bold" style:font-size-complex="12pt"/>
    </style:style>
    <style:style style:name="P33" style:family="paragraph" style:parent-style-name="Tabletext">
      <style:paragraph-properties fo:text-align="justify" style:justify-single-word="false" style:snap-to-layout-grid="false"/>
      <style:text-properties style:font-name="Arial2" fo:font-size="12pt" style:font-size-asian="12pt" style:font-size-complex="12pt"/>
    </style:style>
    <style:style style:name="P34"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35"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36" style:family="paragraph" style:parent-style-name="Title">
      <style:paragraph-properties fo:text-align="end" style:justify-single-word="false"/>
      <style:text-properties style:font-name="Arial2" fo:font-size="12pt" style:font-size-asian="12pt" style:font-size-complex="12pt"/>
    </style:style>
    <style:style style:name="P37" style:family="paragraph" style:parent-style-name="Title">
      <style:paragraph-properties fo:text-align="justify" style:justify-single-word="false"/>
      <style:text-properties style:font-name="Arial2" fo:font-size="12pt" style:font-size-asian="12pt" style:font-size-complex="12pt"/>
    </style:style>
    <style:style style:name="P38" style:family="paragraph" style:parent-style-name="Standard">
      <style:paragraph-properties fo:text-align="justify" style:justify-single-word="false"/>
      <style:text-properties style:font-name="Arial2" fo:font-size="12pt" style:font-size-asian="12pt" style:font-size-complex="12pt"/>
    </style:style>
    <style:style style:name="P3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3" style:family="paragraph" style:parent-style-name="Standard" style:list-style-name="L3">
      <style:paragraph-properties fo:text-align="justify" style:justify-single-word="false"/>
      <style:text-properties style:font-name="Arial2" fo:font-size="12pt" style:font-size-asian="12pt" style:font-size-complex="12pt"/>
    </style:style>
    <style:style style:name="P44" style:family="paragraph" style:parent-style-name="Standard" style:list-style-name="L3">
      <style:paragraph-properties fo:text-align="justify" style:justify-single-word="false"/>
      <style:text-properties style:font-name="Arial2" fo:font-size="12pt" style:font-size-asian="12pt" style:font-size-complex="12pt"/>
    </style:style>
    <style:style style:name="P45"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6"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7"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8"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9"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0"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1"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2"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3" style:family="paragraph" style:parent-style-name="Standard" style:list-style-name="L3">
      <style:paragraph-properties fo:text-align="justify" style:justify-single-word="false"/>
      <style:text-properties style:font-name="Arial2" fo:font-size="12pt" style:font-size-asian="12pt" style:font-size-complex="12pt"/>
    </style:style>
    <style:style style:name="P54" style:family="paragraph" style:parent-style-name="Standard" style:list-style-name="L3">
      <style:paragraph-properties fo:text-align="justify" style:justify-single-word="false"/>
      <style:text-properties style:font-name="Arial2" fo:font-size="12pt" style:font-size-asian="12pt" style:font-size-complex="12pt"/>
    </style:style>
    <style:style style:name="P55"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6" style:family="paragraph" style:parent-style-name="Standard" style:list-style-name="L11">
      <style:paragraph-properties fo:text-align="justify" style:justify-single-word="false"/>
      <style:text-properties style:font-name="Arial2" fo:font-size="12pt" style:font-size-asian="12pt" style:font-size-complex="12pt"/>
    </style:style>
    <style:style style:name="P57" style:family="paragraph" style:parent-style-name="Standard" style:list-style-name="L11">
      <style:paragraph-properties fo:text-align="justify" style:justify-single-word="false"/>
      <style:text-properties style:font-name="Arial2" fo:font-size="12pt" style:font-size-asian="12pt" style:font-size-complex="12pt"/>
    </style:style>
    <style:style style:name="P58" style:family="paragraph" style:parent-style-name="Standard" style:list-style-name="L11">
      <style:paragraph-properties fo:text-align="justify" style:justify-single-word="false"/>
      <style:text-properties style:font-name="Arial2" fo:font-size="12pt" style:font-size-asian="12pt" style:font-size-complex="12pt"/>
    </style:style>
    <style:style style:name="P59" style:family="paragraph" style:parent-style-name="Standard" style:list-style-name="L11">
      <style:paragraph-properties fo:text-align="justify" style:justify-single-word="false"/>
      <style:text-properties style:font-name="Arial2" fo:font-size="12pt" style:font-size-asian="12pt" style:font-size-complex="12pt"/>
    </style:style>
    <style:style style:name="P60" style:family="paragraph" style:parent-style-name="Standard" style:list-style-name="L5">
      <style:text-properties style:font-name="Arial2" fo:font-size="12pt" style:font-size-asian="12pt" style:font-size-complex="12pt"/>
    </style:style>
    <style:style style:name="P61" style:family="paragraph" style:parent-style-name="Standard" style:list-style-name="L5">
      <style:text-properties style:font-name="Arial2" fo:font-size="12pt" style:font-size-asian="12pt" style:font-size-complex="12pt"/>
    </style:style>
    <style:style style:name="P62" style:family="paragraph" style:parent-style-name="Standard" style:list-style-name="L5">
      <style:text-properties style:font-name="Arial2" fo:font-size="12pt" style:font-size-asian="12pt" style:font-size-complex="12pt"/>
    </style:style>
    <style:style style:name="P63" style:family="paragraph" style:parent-style-name="Standard" style:list-style-name="L5">
      <style:text-properties style:font-name="Arial2" fo:font-size="12pt" style:font-size-asian="12pt" style:font-size-complex="12pt"/>
    </style:style>
    <style:style style:name="P64" style:family="paragraph" style:parent-style-name="Standard" style:list-style-name="L5">
      <style:text-properties style:font-name="Arial2" fo:font-size="12pt" style:font-size-asian="12pt" style:font-size-complex="12pt"/>
    </style:style>
    <style:style style:name="P65" style:family="paragraph" style:parent-style-name="Standard" style:list-style-name="L5">
      <style:text-properties style:font-name="Arial2" fo:font-size="12pt" style:font-size-asian="12pt" style:font-size-complex="12pt"/>
    </style:style>
    <style:style style:name="P66" style:family="paragraph" style:parent-style-name="Standard" style:list-style-name="L5">
      <style:text-properties style:font-name="Arial2" fo:font-size="12pt" style:font-size-asian="12pt" style:font-size-complex="12pt"/>
    </style:style>
    <style:style style:name="P67" style:family="paragraph" style:parent-style-name="Standard" style:list-style-name="L5">
      <style:text-properties style:font-name="Arial2" fo:font-size="12pt" style:font-size-asian="12pt" style:font-size-complex="12pt"/>
    </style:style>
    <style:style style:name="P68" style:family="paragraph" style:parent-style-name="Standard" style:list-style-name="L5">
      <style:text-properties style:font-name="Arial2" fo:font-size="12pt" style:font-size-asian="12pt" style:font-size-complex="12pt"/>
    </style:style>
    <style:style style:name="P69" style:family="paragraph" style:parent-style-name="Standard" style:list-style-name="L5">
      <style:text-properties style:font-name="Arial2" fo:font-size="12pt" style:font-size-asian="12pt" style:font-size-complex="12pt"/>
    </style:style>
    <style:style style:name="P70" style:family="paragraph" style:parent-style-name="Standard" style:list-style-name="L5">
      <style:text-properties style:font-name="Arial2" fo:font-size="12pt" style:font-size-asian="12pt" style:font-size-complex="12pt"/>
    </style:style>
    <style:style style:name="P71" style:family="paragraph" style:parent-style-name="Standard" style:list-style-name="L5">
      <style:text-properties style:font-name="Arial2" fo:font-size="12pt" style:font-size-asian="12pt" style:font-size-complex="12pt"/>
    </style:style>
    <style:style style:name="P72" style:family="paragraph" style:parent-style-name="Standard" style:list-style-name="L5">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5">
      <style:text-properties style:font-name="Arial2" fo:font-size="12pt" style:font-size-asian="12pt" style:font-size-complex="12pt"/>
    </style:style>
    <style:style style:name="P77" style:family="paragraph" style:parent-style-name="Standard" style:list-style-name="L7">
      <style:text-properties style:font-name="Arial2" fo:font-size="12pt" style:font-size-asian="12pt" style:font-size-complex="12pt"/>
    </style:style>
    <style:style style:name="P78"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79"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0"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1"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2"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3"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4"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5"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6"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7"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8"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9"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0"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1" style:family="paragraph" style:parent-style-name="Standard" style:list-style-name="L8">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2" style:family="paragraph" style:parent-style-name="Standard" style:list-style-name="L8">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3" style:family="paragraph" style:parent-style-name="Standard" style:list-style-name="L7">
      <style:text-properties style:font-name="Arial2" fo:font-size="12pt" style:font-size-asian="12pt" style:font-size-complex="12pt"/>
    </style:style>
    <style:style style:name="P94" style:family="paragraph" style:parent-style-name="Standard" style:list-style-name="L8">
      <style:text-properties style:font-name="Arial2" fo:font-size="12pt" style:font-size-asian="12pt" style:font-size-complex="12pt"/>
    </style:style>
    <style:style style:name="P95" style:family="paragraph" style:parent-style-name="Standard" style:list-style-name="L8">
      <style:text-properties style:font-name="Arial2" fo:font-size="12pt" style:font-size-asian="12pt" style:font-size-complex="12pt"/>
    </style:style>
    <style:style style:name="P96" style:family="paragraph" style:parent-style-name="Standard" style:list-style-name="L8">
      <style:text-properties style:font-name="Arial2" fo:font-size="12pt" style:font-size-asian="12pt" style:font-size-complex="12pt"/>
    </style:style>
    <style:style style:name="P97" style:family="paragraph" style:parent-style-name="Standard" style:list-style-name="L8">
      <style:text-properties style:font-name="Arial2" fo:font-size="12pt" style:font-size-asian="12pt" style:font-size-complex="12pt"/>
    </style:style>
    <style:style style:name="P98" style:family="paragraph" style:parent-style-name="Standard" style:list-style-name="L8">
      <style:text-properties style:font-name="Arial2" fo:font-size="12pt" style:font-size-asian="12pt" style:font-size-complex="12pt"/>
    </style:style>
    <style:style style:name="P99" style:family="paragraph" style:parent-style-name="Standard" style:list-style-name="L8">
      <style:text-properties style:font-name="Arial2" fo:font-size="12pt" style:font-size-asian="12pt" style:font-size-complex="12pt"/>
    </style:style>
    <style:style style:name="P100" style:family="paragraph" style:parent-style-name="Standard" style:list-style-name="L8">
      <style:text-properties style:font-name="Arial2" fo:font-size="12pt" style:font-size-asian="12pt" style:font-size-complex="12pt"/>
    </style:style>
    <style:style style:name="P101"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2"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3" style:family="paragraph" style:parent-style-name="Standard">
      <style:paragraph-properties fo:text-align="justify" style:justify-single-word="false"/>
    </style:style>
    <style:style style:name="P104" style:family="paragraph" style:parent-style-name="Standard" style:list-style-name="L6">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05" style:family="paragraph" style:parent-style-name="Standard" style:list-style-name="L6">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06" style:family="paragraph" style:parent-style-name="Table_20_Contents" style:list-style-name="L7">
      <style:text-properties style:font-name="Arial2" fo:font-size="12pt" style:font-size-asian="12pt" style:font-size-complex="12pt"/>
    </style:style>
    <style:style style:name="P107" style:family="paragraph" style:parent-style-name="Table_20_Contents" style:list-style-name="L7">
      <style:text-properties style:font-name="Arial2" fo:font-size="12pt" style:font-size-asian="12pt" style:font-size-complex="12pt"/>
    </style:style>
    <style:style style:name="P108" style:family="paragraph" style:parent-style-name="Table_20_Contents" style:list-style-name="L7">
      <style:text-properties style:font-name="Arial2" fo:font-size="12pt" style:font-size-asian="12pt" style:font-size-complex="12pt"/>
    </style:style>
    <style:style style:name="P10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4" style:family="paragraph" style:parent-style-name="Title" style:master-page-name="Standard">
      <style:paragraph-properties fo:text-align="end" style:justify-single-word="false" style:page-number="auto"/>
      <style:text-properties style:font-name="Arial2" fo:font-size="12pt" style:font-size-asian="12pt" style:font-size-complex="12pt"/>
    </style:style>
    <style:style style:name="P135"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style:text-underline-style="none"/>
    </style:style>
    <style:style style:name="T12" style:family="text">
      <style:text-properties fo:font-weight="bold" style:font-weight-asian="bold" style:font-weight-complex="bold"/>
    </style:style>
    <style:style style:name="T13" style:family="text">
      <style:text-properties style:font-name="Arial2" fo:font-size="12pt" style:text-underline-style="none" style:font-size-asian="12pt" style:font-size-complex="12pt"/>
    </style:style>
    <style:style style:name="T14" style:family="text">
      <style:text-properties style:font-name="Arial2" fo:font-size="12pt" style:font-size-asian="12pt" style:font-size-complex="12pt"/>
    </style:style>
    <style:style style:name="T15" style:family="text">
      <style:text-properties style:font-name="Arial2" fo:font-size="12pt" fo:font-style="italic" style:font-size-asian="12pt" style:font-style-asian="italic" style:font-size-complex="12pt" style:font-style-complex="italic"/>
    </style:style>
    <style:style style:name="T16" style:family="text">
      <style:text-properties style:font-name="Arial2" fo:font-size="12pt" fo:font-style="normal" style:font-size-asian="12pt" style:font-style-asian="normal" style:font-size-complex="12pt" style:font-style-complex="normal"/>
    </style:style>
    <style:style style:name="T17" style:family="text">
      <style:text-properties style:font-name="Arial2" fo:font-size="12pt" fo:language="en" fo:country="US" fo:font-style="normal" style:font-size-asian="12pt" style:font-style-asian="normal" style:font-size-complex="12pt" style:font-style-complex="normal"/>
    </style:style>
    <style:style style:name="fr1" style:family="graphic" style:parent-style-name="Frame">
      <style:graphic-properties style:run-through="background" style:wrap="run-through" style:number-wrapped-paragraphs="no-limit" style:horizontal-pos="right" style:horizontal-rel="paragraph-cont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4">
      <text:list-level-style-number text:level="1" style:num-suffix="." style:num-format="i">
        <style:list-level-properties text:space-before="1.27cm" text:min-label-width="0.635cm"/>
      </text:list-level-style-number>
      <text:list-level-style-number text:level="2" style:num-suffix="." style:num-format="i">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suffix="." style:num-format="i">
        <style:list-level-properties text:space-before="3.175cm" text:min-label-width="0.635cm"/>
      </text:list-level-style-number>
      <text:list-level-style-number text:level="5" style:num-suffix="." style:num-format="i">
        <style:list-level-properties text:space-before="3.81cm" text:min-label-width="0.635cm"/>
      </text:list-level-style-number>
      <text:list-level-style-number text:level="6" style:num-suffix="." style:num-format="i">
        <style:list-level-properties text:space-before="4.445cm" text:min-label-width="0.635cm"/>
      </text:list-level-style-number>
      <text:list-level-style-number text:level="7" style:num-suffix="." style:num-format="i">
        <style:list-level-properties text:space-before="5.08cm" text:min-label-width="0.635cm"/>
      </text:list-level-style-number>
      <text:list-level-style-number text:level="8" style:num-suffix="." style:num-format="i">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i">
        <style:list-level-properties text:space-before="6.98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1"/>
      </text:list-level-style-bullet>
      <text:list-level-style-bullet text:level="3" text:style-name="Bullet_20_Symbols" style:num-suffix="." text:bullet-char="■">
        <style:list-level-properties text:space-before="3.791cm" text:min-label-width="0.635cm"/>
        <style:text-properties style:font-name="StarSymbol1"/>
      </text:list-level-style-bullet>
      <text:list-level-style-bullet text:level="4" text:style-name="Bullet_20_Symbols" style:num-suffix="." text:bullet-char="●">
        <style:list-level-properties text:space-before="5.061cm" text:min-label-width="0.635cm"/>
        <style:text-properties style:font-name="StarSymbol1"/>
      </text:list-level-style-bullet>
      <text:list-level-style-bullet text:level="5" text:style-name="Bullet_20_Symbols" style:num-suffix="." text:bullet-char="○">
        <style:list-level-properties text:space-before="6.331cm" text:min-label-width="0.635cm"/>
        <style:text-properties style:font-name="StarSymbol1"/>
      </text:list-level-style-bullet>
      <text:list-level-style-bullet text:level="6" text:style-name="Bullet_20_Symbols" style:num-suffix="." text:bullet-char="■">
        <style:list-level-properties text:space-before="7.601cm" text:min-label-width="0.635cm"/>
        <style:text-properties style:font-name="StarSymbol1"/>
      </text:list-level-style-bullet>
      <text:list-level-style-bullet text:level="7" text:style-name="Bullet_20_Symbols" style:num-suffix="." text:bullet-char="●">
        <style:list-level-properties text:space-before="8.871cm" text:min-label-width="0.635cm"/>
        <style:text-properties style:font-name="StarSymbol1"/>
      </text:list-level-style-bullet>
      <text:list-level-style-bullet text:level="8" text:style-name="Bullet_20_Symbols" style:num-suffix="." text:bullet-char="○">
        <style:list-level-properties text:space-before="10.141cm" text:min-label-width="0.635cm"/>
        <style:text-properties style:font-name="StarSymbol1"/>
      </text:list-level-style-bullet>
      <text:list-level-style-bullet text:level="9" text:style-name="Bullet_20_Symbols" style:num-suffix="." text:bullet-char="■">
        <style:list-level-properties text:space-before="11.411cm" text:min-label-width="0.635cm"/>
        <style:text-properties style:font-name="StarSymbol1"/>
      </text:list-level-style-bullet>
      <text:list-level-style-bullet text:level="10" text:style-name="Bullet_20_Symbols" style:num-suffix="." text:bullet-char="●">
        <style:list-level-properties text:space-before="12.681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Escola<text:line-break/><text:span text:style-name="T7"> <text:line-break/><text:line-break/></text:span></text:p>
      <text:p text:style-name="P35"/>
      <text:p text:style-name="P35"/>
      <text:p text:style-name="P35"/>
      <text:p text:style-name="P35"/>
      <text:p text:style-name="P35"/>
      <text:p text:style-name="P35"/>
      <text:p text:style-name="P36"><text:span text:style-name="T7">http://escola.berlios.de</text:span><text:span text:style-name="T7"><text:line-break/></text:span><text:line-break/>Sistema de Gerência Acadêmica:<text:line-break/>Ensino, Pesquisa e Extensão</text:p>
      <text:p text:style-name="P37"/>
      <text:p text:style-name="P37"><text:s/></text:p>
      <text:p text:style-name="P37"/>
      <text:p text:style-name="P36">Monografia</text:p>
      <text:p text:style-name="P7"/>
      <text:p text:style-name="P37"/>
      <text:p text:style-name="P37"/>
      <text:p text:style-name="P37"/>
      <text:p text:style-name="P7"><text:s/></text:p>
      <text:p text:style-name="P7"/>
      <text:p text:style-name="P7"/>
      <text:p text:style-name="P7"/>
      <text:p text:style-name="P7"/>
      <text:p text:style-name="P9">Gerente de projeto:</text:p>
      <text:p text:style-name="P8">Fábio Nogueira de Lucena<text:line-break/>fabio@inf.ufg.br<text:line-break/></text:p>
      <text:p text:style-name="P7"/>
      <text:p text:style-name="P7"/>
      <text:p text:style-name="P7"/>
      <text:p text:style-name="P7"/>
      <text:p text:style-name="P135">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Data</text:p>
          </table:table-cell>
          <table:table-cell table:style-name="Table1.A1" office:value-type="string">
            <text:p text:style-name="P32">Descrição</text:p>
          </table:table-cell>
          <table:table-cell table:style-name="Table1.C1" office:value-type="string">
            <text:p text:style-name="P32">Autor</text:p>
          </table:table-cell>
        </table:table-row>
        <table:table-row table:style-name="Table1.1">
          <table:table-cell table:style-name="Table1.A2" office:value-type="string">
            <text:p text:style-name="P33">10/2007</text:p>
          </table:table-cell>
          <table:table-cell table:style-name="Table1.A2" office:value-type="string">
            <text:p text:style-name="P33">Edição preliminar da introdução</text:p>
          </table:table-cell>
          <table:table-cell table:style-name="Table1.C2" office:value-type="string">
            <text:p text:style-name="P33">Gilmar Arantes,</text:p>
            <text:p text:style-name="P33">Tiago Serpa</text:p>
          </table:table-cell>
        </table:table-row>
        <table:table-row table:style-name="Table1.1">
          <table:table-cell table:style-name="Table1.A2" office:value-type="string">
            <text:p text:style-name="P33"/>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3"/>
          </table:table-cell>
          <table:table-cell table:style-name="Table1.A2" office:value-type="string">
            <text:p text:style-name="P33"/>
          </table:table-cell>
          <table:table-cell table:style-name="Table1.C2" office:value-type="string">
            <text:p text:style-name="P33"/>
          </table:table-cell>
        </table:table-row>
      </table:table>
      <text:p text:style-name="P7"/>
      <text:p text:style-name="P7"/>
      <text:p text:style-name="P7"/>
      <text:p text:style-name="P7"/>
      <text:p text:style-name="P26">Conteúdo</text:p>
      <text:p text:style-name="P34"/>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09"><text:a xlink:type="simple" xlink:href="#1. Introdução|outline"><text:span text:style-name="T13">Introdução<text:tab/> </text:span></text:a></text:p>
            </text:list-item>
            <text:list-item>
              <text:p text:style-name="P109"><text:a xlink:type="simple" xlink:href="#2. Apresentação|outline"><text:span text:style-name="T13">Apresentação<text:tab/> </text:span></text:a></text:p>
              <text:list>
                <text:list-item>
                  <text:p text:style-name="P109"><text:a xlink:type="simple" xlink:href="#2.1.Objetivo do Projeto|outline"><text:span text:style-name="T13">Objetivo do Projeto<text:tab/> </text:span></text:a></text:p>
                </text:list-item>
                <text:list-item>
                  <text:p text:style-name="P109"><text:a xlink:type="simple" xlink:href="#2.2.Resumo do projeto|outline"><text:span text:style-name="T13">Resumo do Projeto<text:tab/> </text:span></text:a></text:p>
                </text:list-item>
                <text:list-item>
                  <text:p text:style-name="P109"><text:a xlink:type="simple" xlink:href="#2.3.Contexto|outline"><text:span text:style-name="T13">Contexto<text:tab/></text:span></text:a></text:p>
                </text:list-item>
                <text:list-item>
                  <text:p text:style-name="P109"><text:a xlink:type="simple" xlink:href="#2.4.Modularização do Sistema Escola|outline"><text:span text:style-name="T13">Modularização do Sistema Escola<text:tab/></text:span></text:a></text:p>
                  <text:list>
                    <text:list-item>
                      <text:p text:style-name="P109"><text:a xlink:type="simple" xlink:href="#2.4.1.Pessoas Físicas e Jurídicas|outline"><text:span text:style-name="T13">Pessoas Físicas e Jurídicas<text:tab/></text:span></text:a></text:p>
                    </text:list-item>
                    <text:list-item>
                      <text:p text:style-name="P109"><text:a xlink:type="simple" xlink:href="#2.4.2.Administração de cursos|outline"><text:span text:style-name="T13">Administração de Cursos<text:tab/></text:span></text:a></text:p>
                    </text:list-item>
                    <text:list-item>
                      <text:p text:style-name="P109"><text:a xlink:type="simple" xlink:href="#2.4.3.Notas e Freqüências|outline"><text:span text:style-name="T13">Notas e Freqüências<text:tab/></text:span></text:a></text:p>
                    </text:list-item>
                    <text:list-item>
                      <text:p text:style-name="P109"><text:a xlink:type="simple" xlink:href="#2.4.4.Controle de acesso|outline"><text:span text:style-name="T13">Controle de Acesso<text:tab/></text:span></text:a></text:p>
                    </text:list-item>
                    <text:list-item>
                      <text:p text:style-name="P109"><text:a xlink:type="simple" xlink:href="#2.4.5.Avaliação do corpo docente|outline"><text:span text:style-name="T13">Avaliação do Corpo Docente<text:tab/></text:span></text:a></text:p>
                    </text:list-item>
                  </text:list>
                </text:list-item>
                <text:list-item>
                  <text:p text:style-name="P109"><text:a xlink:type="simple" xlink:href="#2.5.Ferramentas empregadas|outline"><text:span text:style-name="T13">Ferramentas Empregadas<text:tab/></text:span></text:a></text:p>
                  <text:list>
                    <text:list-item>
                      <text:p text:style-name="P109"><text:a xlink:type="simple" xlink:href="#2.5.1.Linguagem de programação|outline"><text:span text:style-name="T13">Linguagem de Programação<text:tab/> </text:span></text:a></text:p>
                    </text:list-item>
                    <text:list-item>
                      <text:p text:style-name="P109"><text:a xlink:type="simple" xlink:href="#2.5.2.Banco de Dados|outline"><text:span text:style-name="T13">Banco de Dados<text:tab/></text:span></text:a></text:p>
                    </text:list-item>
                    <text:list-item>
                      <text:p text:style-name="P109"><text:a xlink:type="simple" xlink:href="#2.5.3.Frameworks|outline"><text:span text:style-name="T13">Frameworks<text:tab/></text:span></text:a></text:p>
                      <text:list>
                        <text:list-item>
                          <text:p text:style-name="P109"><text:a xlink:type="simple" xlink:href="#2.5.3.1.Interface|outline"><text:span text:style-name="T13">Interface<text:tab/> </text:span></text:a></text:p>
                        </text:list-item>
                        <text:list-item>
                          <text:p text:style-name="P109"><text:a xlink:type="simple" xlink:href="#2.5.3.2.Persistência|outline"><text:span text:style-name="T13">Persistência<text:tab/> </text:span></text:a></text:p>
                        </text:list-item>
                        <text:list-item>
                          <text:p text:style-name="P109"><text:a xlink:type="simple" xlink:href="#2.5.3.3.Testes de Unidade|outline"><text:span text:style-name="T13">Testes de Unidade<text:tab/> </text:span></text:a></text:p>
                        </text:list-item>
                        <text:list-item>
                          <text:p text:style-name="P109"><text:a xlink:type="simple" xlink:href="#2.5.3.4.Testes de Integração entre camadas|outline"><text:span text:style-name="T13">Testes de Integração entre Camadas<text:tab/> <text:s/></text:span></text:a></text:p>
                        </text:list-item>
                      </text:list>
                    </text:list-item>
                    <text:list-item>
                      <text:p text:style-name="P109"><text:soft-page-break/><text:a xlink:type="simple" xlink:href="#2.5.4.Kad|outline"><text:span text:style-name="T13">KAD<text:tab/> </text:span></text:a></text:p>
                    </text:list-item>
                    <text:list-item>
                      <text:p text:style-name="P109"><text:a xlink:type="simple" xlink:href="#2.5.5.UML|outline"><text:span text:style-name="T13">UML<text:tab/> </text:span></text:a></text:p>
                    </text:list-item>
                    <text:list-item>
                      <text:p text:style-name="P109"><text:a xlink:type="simple" xlink:href="#2.5.6.Protegé|outline"><text:span text:style-name="T13">Protegé<text:tab/> <text:s/></text:span></text:a></text:p>
                    </text:list-item>
                  </text:list>
                </text:list-item>
                <text:list-item>
                  <text:p text:style-name="P109"><text:a xlink:type="simple" xlink:href="#2.6.Arquitetura do Sistema|outline"><text:span text:style-name="T13">Arquitetura do Sistema<text:tab/> </text:span></text:a></text:p>
                </text:list-item>
                <text:list-item>
                  <text:p text:style-name="P109"><text:a xlink:type="simple" xlink:href="#2.7.Artefatos produzidos|outline"><text:span text:style-name="T13">Artefatos Produzidos<text:tab/> </text:span></text:a></text:p>
                </text:list-item>
              </text:list>
            </text:list-item>
            <text:list-item>
              <text:p text:style-name="P109"><text:a xlink:type="simple" xlink:href="#3.Conclusão|outline"><text:span text:style-name="T13">Conclusão<text:tab/> </text:span></text:a></text:p>
            </text:list-item>
          </text:list>
        </text:index-body>
      </text:table-of-content>
      <text:list text:style-name="Outline">
        <text:list-item>
          <text:h text:style-name="P25" text:outline-level="1"><text:s/><text:span text:style-name="T12">Introdução</text:span></text:h>
        </text:list-item>
      </text:list>
      <text:p text:style-name="P10"/>
      <text:p text:style-name="P7">O objetivo deste documento é apresentar a história do desenvolvimento do projeto escola efetuado pelos alunos do curso de Especialização em Análise e Projeto de Sistemas, turma 2006, <text:s/>desde a análise dos requisitos até a codificação na linguagem de programação Java, passando por etapas de refinamento da análise, projeto (interação, arquitetura, persistência, etc), divisão em componentes e a conseqüente implementação. Para tanto, este documento está divido em quatro partes:</text:p>
      <text:p text:style-name="P7"/>
      <text:list text:style-name="L2">
        <text:list-item>
          <text:p text:style-name="P39">Introdução;</text:p>
        </text:list-item>
        <text:list-item>
          <text:p text:style-name="P39">Apresentação;</text:p>
        </text:list-item>
        <text:list-item>
          <text:p text:style-name="P39">Conclusão;</text:p>
        </text:list-item>
        <text:list-item>
          <text:p text:style-name="P39">Anexos.</text:p>
        </text:list-item>
      </text:list>
      <text:p text:style-name="P7"/>
      <text:p text:style-name="P7"><text:tab/>Este documento não se propõe a ser um documento formal de conclusão de curso, no entanto faz parte das atividades desenvolvidas, consideradas como atividades conclusivas do referido curso. Trata-se, conforme orientação do gerente de projeto, de uma descrição do histórico do desenvolvimento do projeto, concebendo as diversas etapas desenvolvidas pela turma de 2006. O ponto de partida, a descrição das atividades desenvolvidas, até onde chegou o desenvolvimento. Foi Concluído? Não? O que foi feito? O que ainda falta?</text:p>
      <text:p text:style-name="P7"/>
      <text:p text:style-name="P7"><text:tab/>Todos estes tópicos pretendemos apresentar ao longo deste documento, sendo que:</text:p>
      <text:list text:style-name="L3">
        <text:list-item>
          <text:p text:style-name="P43">Na introdução faremos esta apresentação do que constará do restante do documento;</text:p>
        </text:list-item>
        <text:list-item>
          <text:p text:style-name="P43">Na apresentação, apresentaremos o objetivo do projeto, seu contexto e todas tarefas, com suas respectivas atividades desenvolvidas pela turma 2006, como por exemplo:</text:p>
        </text:list-item>
      </text:list>
      <text:list text:style-name="L4">
        <text:list-item>
          <text:p text:style-name="P45">As subdivisões das etapas do projeto;</text:p>
          <text:list>
            <text:list-item>
              <text:p text:style-name="P45">O objetivo de cada etapa;</text:p>
            </text:list-item>
            <text:list-item>
              <text:p text:style-name="P45">As tarefas executadas na etapa;</text:p>
            </text:list-item>
            <text:list-item>
              <text:p text:style-name="P45">O Resultado da etapa;</text:p>
            </text:list-item>
            <text:list-item>
              <text:p text:style-name="P45">Os artefatos produzidos na etapa.</text:p>
            </text:list-item>
          </text:list>
        </text:list-item>
        <text:list-item>
          <text:p text:style-name="P45">O ponto de partida;</text:p>
        </text:list-item>
        <text:list-item>
          <text:p text:style-name="P45">O ponto de chegada;</text:p>
        </text:list-item>
        <text:list-item>
          <text:p text:style-name="P45">As ferramentas utilizadas no processo de desenvolvimento.</text:p>
        </text:list-item>
      </text:list>
      <text:list text:style-name="L3" text:continue-numbering="true">
        <text:list-item>
          <text:p text:style-name="P43"><text:soft-page-break/>Na conclusão apresentaremos nossas considerações sobre o projeto, sobre o processo de desenvolvimento, sobre o produto final e apresentaremos ainda as sugestões para a continuidade do projeto e, se for o caso, as pendências do projeto;</text:p>
        </text:list-item>
        <text:list-item>
          <text:p text:style-name="P43">Na seção de anexos incluiremos todos os artefatos produzidos durante o desenvolvimento do projeto.</text:p>
        </text:list-item>
      </text:list>
      <text:p text:style-name="P19"><text:tab/>Para facilitar o entendimento utilizamos algumas convenções neste texto, como por exemplo: a) toda referência a um documento constante da lista de anexos, será informado que o mesmo conste da lista de anexos, com seu respectivo número seqüencial (anexo &lt;numero&gt; e o nome do arquivo constará sua extensão &lt;documento&gt;.&lt;extensão&gt; e será descrito em itálico; b) toda palavra que não seja do idioma português será destacada em itálico; c) toda referência ao repositório dos documentos do projeto, bem como qualquer referência a outras urls será feita através de citação às referências constantes do final do documento.</text:p>
      <text:p text:style-name="P19"/>
      <text:p text:style-name="P20"/>
      <text:list text:style-name="Outline" text:continue-numbering="true">
        <text:list-item>
          <text:h text:style-name="P29" text:outline-level="1"><text:s/>Apresentação</text:h>
        </text:list-item>
      </text:list>
      <text:p text:style-name="P7"/>
      <text:list text:style-name="Outline" text:continue-numbering="true">
        <text:list-item>
          <text:list text:continue-numbering="true">
            <text:list-item>
              <text:h text:style-name="P27" text:outline-level="2">Objetivo do Projeto</text:h>
            </text:list-item>
          </text:list>
        </text:list-item>
      </text:list>
      <text:p text:style-name="P6">O projeto escola foi concebido para resolver alguns problemas percebidos no âmbito da Universidade Federal de Goiás, por algumas categorias de usuários dos serviços oferecidos pela universidade, tais como:</text:p>
      <text:list text:style-name="L5">
        <text:list-item>
          <text:p text:style-name="P60">Estudantes:</text:p>
          <text:list>
            <text:list-item>
              <text:p text:style-name="P60">Acesso às suas notas e freqüências;</text:p>
            </text:list-item>
            <text:list-item>
              <text:p text:style-name="P60">Atualizar desempenho de docente;</text:p>
            </text:list-item>
            <text:list-item>
              <text:p text:style-name="P60">Cadastrar interesse em receber informações <text:s/>sobre alteração de nota e/ou freqüência;</text:p>
            </text:list-item>
            <text:list-item>
              <text:p text:style-name="P60">Registrar interesse em turma.</text:p>
            </text:list-item>
          </text:list>
        </text:list-item>
        <text:list-item>
          <text:p text:style-name="P60">Professores:</text:p>
          <text:list>
            <text:list-item>
              <text:p text:style-name="P60">Atualizar notas e freqüências;</text:p>
            </text:list-item>
            <text:list-item>
              <text:p text:style-name="P60">Definir expressão de nota final;</text:p>
            </text:list-item>
            <text:list-item>
              <text:p text:style-name="P60">Gerar relatório de turma;</text:p>
            </text:list-item>
            <text:list-item>
              <text:p text:style-name="P60">Consultar desempenho de docente.</text:p>
            </text:list-item>
          </text:list>
        </text:list-item>
        <text:list-item>
          <text:p text:style-name="P60">Secretários:</text:p>
          <text:list>
            <text:list-item>
              <text:p text:style-name="P60">Definir modelo de avaliação;</text:p>
            </text:list-item>
            <text:list-item>
              <text:p text:style-name="P60">Cadastrar usuário;</text:p>
            </text:list-item>
            <text:list-item>
              <text:p text:style-name="P60">Cadastrar curso;</text:p>
            </text:list-item>
            <text:list-item>
              <text:p text:style-name="P60">Criar turma;</text:p>
            </text:list-item>
            <text:list-item>
              <text:p text:style-name="P60">Matricular aluno em curso;</text:p>
            </text:list-item>
            <text:list-item>
              <text:p text:style-name="P60">Cadastrar intenção de turma.</text:p>
            </text:list-item>
          </text:list>
        </text:list-item>
      </text:list>
      <text:p text:style-name="P6"/>
      <text:list text:style-name="L6">
        <text:list-header>
          <text:p text:style-name="P104"/>
        </text:list-header>
      </text:list>
      <text:list text:style-name="Outline" text:continue-numbering="true">
        <text:list-item>
          <text:list text:continue-numbering="true">
            <text:list-item>
              <text:h text:style-name="P27" text:outline-level="2"><text:soft-page-break/>Resumo do projeto</text:h>
            </text:list-item>
          </text:list>
        </text:list-item>
      </text:list>
      <text:p text:style-name="P23"><text:span text:style-name="T14">O Projeto Escola teve como propósito o desenvolvimento de um sistema para gerência acadêmica de atividades de ensino, pesquisa e extensão. Os principais detalhes, quanto <text:s/>à concepção do projeto estão disponíveis no </text:span><text:span text:style-name="T15">Documento </text:span><text:span text:style-name="T16">Visão, que consta dos anexos deste texto. </text:span><text:span text:style-name="T14">Outros artefatos, também anexos a este texto, inclusive o software produzidos, estão disponíveis no Portal Escola (</text:span><text:a xlink:type="simple" xlink:href="http://escola.berlios.de/"><text:span text:style-name="T14">http://escola.berlios.de</text:span></text:a><text:span text:style-name="T14">). O projeto foi dividido em duas etapas. Na primeira delas foi desenvolvido um “extenso” e “representativo” conjunto de serviços, analisados e projetados durante o decorrer do curso, acima referido. Na segunda etapa, forma desenvolvidas as atividades de implementação do projeto, servindo como trabalho de conclusão do curso.</text:span></text:p>
      <text:list text:style-name="Outline" text:continue-numbering="true">
        <text:list-item>
          <text:list text:continue-numbering="true">
            <text:list-item>
              <text:h text:style-name="P27" text:outline-level="2">Contexto</text:h>
            </text:list-item>
          </text:list>
        </text:list-item>
      </text:list>
      <text:p text:style-name="P21">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2">Financiadores<text:span text:style-name="T4">. </text:span><text:span text:style-name="T5">O Instituto de Informática e alunos de graduação e pós-graduação, ao longo dos últimos 4 anos, esteve envolvido com o Sistema Escola. A partir de 2006, uma turma da pós-graduação </text:span><text:span text:style-name="T6">lato sensu</text:span><text:span text:style-name="T5"> contribuiu, como <text:s/>parte de suas atividades práticas, <text:s/>com a finalização do desenvolvimento deste sistema. </text:span></text:p>
      <text:p text:style-name="P22">Usuários<text:span text:style-name="T5">. Incluem discentes, docentes e funcionários técnico-administrativos (inclua aqui o administrador do sistema). </text:span></text:p>
      <text:p text:style-name="P21"><text:span text:style-name="T8">Desenvolvedores.</text:span><text:span text:style-name="T5"> O Instituto de Informática e alunos da turma de especialização 2006 (Análise e Projeto de Sistemas de Informação). Incluam aqui várias outras contribuições fornecidas por outros grupos no âmbito do Instituto de Informática.</text:span></text:p>
      <text:list text:style-name="Outline" text:continue-numbering="true">
        <text:list-item>
          <text:list text:continue-numbering="true">
            <text:list-item>
              <text:h text:style-name="P27" text:outline-level="2">Desenvolvimento</text:h>
            </text:list-item>
          </text:list>
        </text:list-item>
      </text:list>
      <text:p text:style-name="P7">O desenvolvimento do projeto foi iniciado por alunos do curso de especialização <text:s/>em análise e projeto de sistemas, turma 2004, que deu ênfase aos requisitos do projeto, sendo alguns destes trabalhos elaborados para efeito de conclusão de curso. </text:p>
      <text:p text:style-name="P6">Uma compilação destes requisitos foi elaborada pelo gerente de projeto servindo <text:soft-page-break/>como subsídio inicial para a nova turma do curso, iniciada em 2006.</text:p>
      <text:p text:style-name="P6">Durante todo o curso, todas as disciplinas foram envolvidas direta ou indiretamente no desenvolvimento do projeto escola, conforme especificado abaixo:</text:p>
      <text:p text:style-name="P6"/>
      <text:list text:style-name="L7">
        <text:list-item>
          <text:p text:style-name="P106">Módulo 1</text:p>
          <text:list>
            <text:list-item>
              <text:p text:style-name="P77">Análise de Sistemas – Esta disciplina apresentou os conceitos e práticas de análise de sistemas, sob a abordagem da orientação a objetos, dando ênfase maior à análise de requisitos. Durante esta disciplina foi-nos apresentado o projeto escola, quando foram definidas algumas atividades que deveriam ser desenvolvidas durante a disciplina de Prática de análise de sistemas;</text:p>
            </text:list-item>
            <text:list-item>
              <text:p text:style-name="P78">Arquitetura de Software – Esta disciplina apresentou conceitos de arquitetura, usando como livro texto base os capítulos iniciais do livro<text:span text:style-name="T11"> “</text:span><text:span text:style-name="T10">Patterns of Enterprise Application Architecture</text:span><text:span text:style-name="T11">” de Martin Fowler. O que foi importante para subsidiar o processo de definição da arquitetura do projeto.</text:span></text:p>
            </text:list-item>
            <text:list-item>
              <text:p text:style-name="P78">Introdução à Programação Java – Para os que não tinha prática com a linguagem de programação Java, foi fundamental esta disciplina no sentido de introduzir os conceitos e sintaxe da linguagem de programação Java, que mais tarde seria praticada efetivamente noutra disciplina e finalmente utilizada efetivamente na implementação do projeto.</text:p>
            </text:list-item>
            <text:list-item>
              <text:p text:style-name="P78">Orientação a Objetos, UML, Java – Esta disciplina apresentou os conceitos da orientação a objetos, como representá-los utilizando a linguagem de modelagem uml e como implementá-los utilizando a linguagem de programação Java. Enfim foi uma disciplina que contribuiu muito para o amadurecimento de conceitos utilizados no desenvolvimento do projeto. </text:p>
            </text:list-item>
          </text:list>
        </text:list-item>
        <text:list-item>
          <text:p text:style-name="P106">Módulo 2</text:p>
          <text:list>
            <text:list-item>
              <text:p text:style-name="P77">Ant, TomCat, Junit – Esta disciplina, apesar da carga horária insuficiente, apresentou-nos a três ferramentas que mais tarde utilizaríamos no desenvolvimento do projeto escola. Na verdade esta apresentação não passou de uma introdução básica a cada uma destas três ferramentas, mas despertou-nos o interesse em procurarmos aprender mais sobre cada uma delas.</text:p>
            </text:list-item>
            <text:list-item>
              <text:p text:style-name="P78">Prática e Análise de sistemas – Esta disciplina foi essencialmente prática, momento em que desenvolvemos várias atividades acerca dos requisitos do projeto escola, produzindo vários artefatos, conforme relacionado a seguir:</text:p>
              <text:list>
                <text:list-item>
                  <text:p text:style-name="P78"><text:soft-page-break/>Organização dos requisitos em casos de uso;</text:p>
                </text:list-item>
                <text:list-item>
                  <text:p text:style-name="P78">Descrição dos casos de uso;</text:p>
                </text:list-item>
                <text:list-item>
                  <text:p text:style-name="P78">Desenvolvimento do plano de requisitos do projeto;</text:p>
                </text:list-item>
                <text:list-item>
                  <text:p text:style-name="P78">Atualização do documento visão do projeto;</text:p>
                </text:list-item>
                <text:list-item>
                  <text:p text:style-name="P78">Emissão do glossário do projeto;</text:p>
                </text:list-item>
                <text:list-item>
                  <text:p text:style-name="P78">Atualização do modelo de domínio;</text:p>
                </text:list-item>
                <text:list-item>
                  <text:p text:style-name="P78">Atualização dos diagramas de classe do modelo de domínio.</text:p>
                </text:list-item>
              </text:list>
            </text:list-item>
            <text:list-item>
              <text:p text:style-name="P78">Projeto Orientado a Objetos – Nesta disciplina foram apresentados conceitos de projeto orientado a objetos, utilizando com subsídios de entrada os artefatos produzidos durante a disciplina de práticas de análise de sistemas.</text:p>
            </text:list-item>
            <text:list-item>
              <text:p text:style-name="P78">XML, XHTML, XSL – Esta disciplina nos apresentou os conceitos de XML, XHTML e XSL, foi também importante no desenvolvimento do projeto escola, tendo em vista o uso comum de arquivos de configuração, mapeamento objeto-relacional, etc. utilizando a linguagem xml.</text:p>
            </text:list-item>
          </text:list>
        </text:list-item>
        <text:list-item>
          <text:p text:style-name="P106">Módulo 3</text:p>
        </text:list-item>
      </text:list>
      <text:list text:style-name="L8">
        <text:list-item>
          <text:list>
            <text:list-item>
              <text:p text:style-name="P94">Prática em Programação Java – Esta disciplina foi uma prática mais avançada de programação na linguagem Java. Foi muito positiva, principalmente para os menos experientes, porque serviu para amadurecer várias técnicas de programação, utilizadas no desenvolvimento do projeto escola, como por exemplo, uso da api Collections, tratamento de exceção, etc.</text:p>
            </text:list-item>
            <text:list-item>
              <text:p text:style-name="P91">Projeto Orientado a Objetos II – Esta disciplina deu continuidade à anterior continuando a discussão e execução prática do projeto escola.</text:p>
            </text:list-item>
            <text:list-item>
              <text:p text:style-name="P91">Servlets – Esta disciplina nos apresentou conceitos de programação do lado Servidor, sobretudo, aplicações Web. Como o projeto escola foi concebido para ser executado num ambiente web, acredito que ela deu muitas subsídios úteis para a implementação do projeto.</text:p>
            </text:list-item>
          </text:list>
        </text:list-item>
        <text:list-item>
          <text:p text:style-name="P94">Módulo 4</text:p>
          <text:list>
            <text:list-item>
              <text:p text:style-name="P94">Hibernate – Esta disciplina apresentou-nos a forma de fazermos mapeamento objeto-relacional utilizando o framework Hibernate. Muito embora o mapeamento objeto-relacional, do projeto escola, não tenha sido desenvolvido exatamente igual apresentado na disciplina, mas serviu bastante o aprendizado, pois utilizamos o hibernate como a implementação do JPA, api que utilizamos para fazer o mapeamento objeto-relacional do projeto escola.</text:p>
            </text:list-item>
            <text:list-item>
              <text:p text:style-name="P94">Java Server Pages – Não utilizamos JSP no projeto escola, porém esta disciplina serviu como introdução para o desenvolvimento da camada de <text:soft-page-break/>interface com o usuário do sistema escola, onde utilizamos JSF.</text:p>
            </text:list-item>
            <text:list-item>
              <text:p text:style-name="P94">Padrões Orientados a Objetos – Esta disciplina sim, foi a que talvez tenha dado maior contribuição ao desenvolvimento do projeto escola, apesar de não ter apresentado significativo número de padrões de projeto, mas incentivou-nos a pesquisar mais sobre o assunto, porque o mesmo ainda é um assunto que domina muitas discussões da engenharia de software e está em ampla expansão, até porque pode-se descobrir novos padrões a cada dia. No sistema escola utilizamos alguns padrões, como por exemplo: Service Locator, Factory Method, etc.</text:p>
            </text:list-item>
            <text:list-item>
              <text:p text:style-name="P94">Web Services – Não utilizamos efetivamente os conceitos desta disciplina no projeto escola, porém ela apresentou os conceitos de web services, que podem ser incorporados ao projeto num versão subseqüente, dependendo das demandas que se apresentarem.</text:p>
            </text:list-item>
          </text:list>
        </text:list-item>
        <text:list-item>
          <text:p text:style-name="P94">Módulo 5</text:p>
        </text:list-item>
      </text:list>
      <text:list text:style-name="L6">
        <text:list-item text:start-value="1">
          <text:p text:style-name="P104">Projeto Final – Embora não tenha sido uma disciplina, oficialmente concebida, mas foi neste momento que implementamos o projeto escola.</text:p>
        </text:list-item>
      </text:list>
      <text:list text:style-name="Outline" text:continue-numbering="true">
        <text:list-item>
          <text:list text:continue-numbering="true">
            <text:list-item>
              <text:h text:style-name="P28" text:outline-level="2"><text:s/>Modularização do Sistema Escola</text:h>
            </text:list-item>
          </text:list>
        </text:list-item>
      </text:list>
      <text:list text:style-name="L9">
        <text:list-header>
          <text:p text:style-name="P101">Com o objetivo de simplificar e agilizar o desenvolvimento do sistema Escola, o mesmo foi divido em cinco módulos, a saber:</text:p>
        </text:list-header>
      </text:list>
      <text:list text:style-name="Outline" text:continue-numbering="true">
        <text:list-item>
          <text:list text:continue-numbering="true">
            <text:list-item>
              <text:list text:continue-numbering="true">
                <text:list-item>
                  <text:h text:style-name="P30" text:outline-level="3">Pessoas Físicas e Jurídicas</text:h>
                </text:list-item>
              </text:list>
            </text:list-item>
          </text:list>
        </text:list-item>
      </text:list>
      <text:p text:style-name="P11">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list text:style-name="Outline" text:continue-numbering="true">
        <text:list-item>
          <text:list text:continue-numbering="true">
            <text:list-item>
              <text:list text:continue-numbering="true">
                <text:list-item>
                  <text:h text:style-name="P30" text:outline-level="3">Administração de cursos</text:h>
                </text:list-item>
              </text:list>
            </text:list-item>
          </text:list>
        </text:list-item>
      </text:list>
      <text:p text:style-name="P11">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list text:style-name="Outline" text:continue-numbering="true">
        <text:list-item>
          <text:list text:continue-numbering="true">
            <text:list-item>
              <text:list text:continue-numbering="true">
                <text:list-item>
                  <text:h text:style-name="P30" text:outline-level="3"><text:soft-page-break/>Notas e Freqüências</text:h>
                </text:list-item>
              </text:list>
            </text:list-item>
          </text:list>
        </text:list-item>
      </text:list>
      <text:p text:style-name="P11">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list text:style-name="Outline" text:continue-numbering="true">
        <text:list-item>
          <text:list text:continue-numbering="true">
            <text:list-item>
              <text:list text:continue-numbering="true">
                <text:list-item>
                  <text:h text:style-name="P30" text:outline-level="3">Controle de acesso</text:h>
                </text:list-item>
              </text:list>
            </text:list-item>
          </text:list>
        </text:list-item>
      </text:list>
      <text:p text:style-name="P11">Serviços que fornecem mecanismos de segurança para o Escola 1.0. Cadastro de usuário, alteração de senha, mecanismo para substituir senha de usuário que a perdeu, desabilitação de usuário e outras são alguns deles. </text:p>
      <text:list text:style-name="Outline" text:continue-numbering="true">
        <text:list-item>
          <text:list text:continue-numbering="true">
            <text:list-item>
              <text:list text:continue-numbering="true">
                <text:list-item>
                  <text:h text:style-name="P30" text:outline-level="3">Avaliação do corpo docente</text:h>
                </text:list-item>
              </text:list>
            </text:list-item>
          </text:list>
        </text:list-item>
      </text:list>
      <text:p text:style-name="P11">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9" text:continue-numbering="true">
        <text:list-header>
          <text:p text:style-name="P101"><text:s/></text:p>
        </text:list-header>
      </text:list>
      <text:list text:style-name="Outline" text:continue-numbering="true">
        <text:list-item>
          <text:list text:continue-numbering="true">
            <text:list-item>
              <text:h text:style-name="P28" text:outline-level="2"><text:s/>Ferramentas empregadas</text:h>
            </text:list-item>
          </text:list>
        </text:list-item>
      </text:list>
      <text:p text:style-name="P11"><text:span text:style-name="T4">Todas as ferramentas empregadas no desenvolvimento do projeto Escola são </text:span><text:span text:style-name="T9">open source</text:span><text:span text:style-name="T4">, como preconizava já o edital do curso de especialização. Dentre as ferramentas utilizadas, listagem completa disponível em: </text:span>http://kyrios.sourceforge.net/kad-tools.html<text:span text:style-name="T4">, destacamos as seguintes, devido ao seu grau de importância no contexto do desenvolvimento:</text:span></text:p>
      <text:list text:style-name="Outline" text:continue-numbering="true">
        <text:list-item>
          <text:list text:continue-numbering="true">
            <text:list-item>
              <text:list text:continue-numbering="true">
                <text:list-item>
                  <text:h text:style-name="P30" text:outline-level="3">Linguagem de programação</text:h>
                </text:list-item>
              </text:list>
            </text:list-item>
          </text:list>
        </text:list-item>
      </text:list>
      <text:p text:style-name="P11"><text:span text:style-name="T4">A Linguagem de programação escolhida para o desenvolvimento do projeto escola, </text:span><text:soft-page-break/><text:span text:style-name="T4">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http://java.sun.com/;</text:span></text:p>
      <text:list text:style-name="Outline" text:continue-numbering="true">
        <text:list-item>
          <text:list text:continue-numbering="true">
            <text:list-item>
              <text:list text:continue-numbering="true">
                <text:list-item>
                  <text:h text:style-name="P30" text:outline-level="3">Banco de Dados</text:h>
                </text:list-item>
              </text:list>
            </text:list-item>
          </text:list>
        </text:list-item>
      </text:list>
      <text:p text:style-name="P11">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http://hsqldb.org/;</text:p>
      <text:list text:style-name="Outline" text:continue-numbering="true">
        <text:list-item>
          <text:list text:continue-numbering="true">
            <text:list-item>
              <text:list text:continue-numbering="true">
                <text:list-item>
                  <text:h text:style-name="P30" text:outline-level="3"><text:s/>Testes de Unidade</text:h>
                </text:list-item>
              </text:list>
            </text:list-item>
          </text:list>
        </text:list-item>
      </text:list>
      <text:p text:style-name="P11">Foi utilizado o JUnit para os testes de unidades das diversas classes implementadas no projeto. Maiores detalhes podem ser obtidos em: http://www.junit.org/;</text:p>
      <text:list text:style-name="Outline" text:continue-numbering="true">
        <text:list-item>
          <text:list text:continue-numbering="true">
            <text:list-item>
              <text:list text:continue-numbering="true">
                <text:list-item>
                  <text:h text:style-name="P30" text:outline-level="3"><text:s/>Testes de Integração entre camadas</text:h>
                </text:list-item>
              </text:list>
            </text:list-item>
          </text:list>
        </text:list-item>
      </text:list>
      <text:p text:style-name="P11">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http://www.jmock.org/;</text:p>
      <text:list text:style-name="Outline" text:continue-numbering="true">
        <text:list-item>
          <text:list text:continue-numbering="true">
            <text:list-item>
              <text:list text:continue-numbering="true">
                <text:list-item>
                  <text:h text:style-name="P30" text:outline-level="3">Frameworks</text:h>
                </text:list-item>
              </text:list>
            </text:list-item>
          </text:list>
        </text:list-item>
      </text:list>
      <text:p text:style-name="P11">Utilizamos alguns frameworks, largamente utilizados e aprovados pela comunidade de desenvolvimento de software, no desenvolvimento de funcionalidades específicas, para as quais já têm apresentado considerada maturidade, como por exemplo: </text:p>
      <text:list text:style-name="Outline" text:continue-numbering="true">
        <text:list-item>
          <text:list text:continue-numbering="true">
            <text:list-item>
              <text:list text:continue-numbering="true">
                <text:list-item>
                  <text:list text:continue-numbering="true">
                    <text:list-item>
                      <text:h text:style-name="P31" text:outline-level="4">Interface com o usuário</text:h>
                    </text:list-item>
                  </text:list>
                </text:list-item>
              </text:list>
            </text:list-item>
          </text:list>
        </text:list-item>
      </text:list>
      <text:p text:style-name="P11">Para o desenvolvimento da camada de interface com o usuário, foi utilizado o framework JSF (JavaServer Faces), utilizando a implementação de referência da própria Sun Microsystems. Maiores detalhes podem ser obtidos em: http://java.sun.com/javaee/javaserverfaces/;</text:p>
      <text:list text:style-name="Outline" text:continue-numbering="true">
        <text:list-item>
          <text:list text:continue-numbering="true">
            <text:list-item>
              <text:list text:continue-numbering="true">
                <text:list-item>
                  <text:list text:continue-numbering="true">
                    <text:list-item>
                      <text:h text:style-name="P31" text:outline-level="4">Persistência de objetos</text:h>
                    </text:list-item>
                  </text:list>
                </text:list-item>
              </text:list>
            </text:list-item>
          </text:list>
        </text:list-item>
      </text:list>
      <text:p text:style-name="P11">A camada de persistência, <text:s/>conforme abordado acima, foi implementa utilizando a Java Persistence API, com a implementação pelo Hibernate (framework de mapeamento ORM). Maiores detalhes podem ser obtidos em: http://www.hibernate.org/;</text:p>
      <text:list text:style-name="Outline" text:continue-numbering="true">
        <text:list-item>
          <text:list text:continue-numbering="true">
            <text:list-item>
              <text:list text:continue-numbering="true">
                <text:list-item>
                  <text:list text:continue-numbering="true">
                    <text:list-item>
                      <text:h text:style-name="P31" text:outline-level="4"><text:soft-page-break/>Inversão de controle e/ou Injeção de dependência</text:h>
                    </text:list-item>
                  </text:list>
                </text:list-item>
              </text:list>
            </text:list-item>
          </text:list>
        </text:list-item>
      </text:list>
      <text:p text:style-name="P11">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http://www.springframework.org/</text:p>
      <text:p text:style-name="P11"/>
      <text:list text:style-name="Outline" text:continue-numbering="true">
        <text:list-item>
          <text:list text:continue-numbering="true">
            <text:list-item>
              <text:list text:continue-numbering="true">
                <text:list-item>
                  <text:h text:style-name="P30" text:outline-level="3">Kad</text:h>
                </text:list-item>
              </text:list>
            </text:list-item>
          </text:list>
        </text:list-item>
      </text:list>
      <text:p text:style-name="P103"><text:span text:style-name="T1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17">Development</text:span><text:span text:style-name="T16"> Kit) e o IDE Eclipse. No KAD-LIBS estavam todas as outros ferramentas de apoio, conforme referenciado acima. As versão utilizada, tanto do kad, como do kad libs, foi a versão 0.9, disponibilizada pelo gerente de projeto. Maiores detalhes podem ser obtidos em: http://kyrios.sf.net;</text:span></text:p>
      <text:list text:style-name="Outline" text:continue-numbering="true">
        <text:list-item>
          <text:list text:continue-numbering="true">
            <text:list-item>
              <text:list text:continue-numbering="true">
                <text:list-item>
                  <text:h text:style-name="P30" text:outline-level="3">UML</text:h>
                </text:list-item>
              </text:list>
            </text:list-item>
          </text:list>
        </text:list-item>
      </text:list>
      <text:p text:style-name="P11">A Linguagem de modelagem utilizada para expressar os modelos do sistema escola foi a UML (Unified Modeling Language), e a ferramenta de suporte ao uso da UML utilizada foi o JUDE. Maiores detalhes podem ser obtidos em: http://www.uml.org/ <text:s/>e http://jude.change-vision.com/jude-web/index.html;</text:p>
      <text:list text:style-name="Outline" text:continue-numbering="true">
        <text:list-item>
          <text:list text:continue-numbering="true">
            <text:list-item>
              <text:list text:continue-numbering="true">
                <text:list-item>
                  <text:h text:style-name="P30" text:outline-level="3">Protegé</text:h>
                </text:list-item>
              </text:list>
            </text:list-item>
          </text:list>
        </text:list-item>
      </text:list>
      <text:p text:style-name="P11">Para o desenvolvimento do modelo de domínio do projeto escola foi utilizada a ferramenta protegé. Maiores detalhes podem ser obtidos em: http://protege.stanford.edu/.</text:p>
      <text:p text:style-name="P11"><text:tab/></text:p>
      <text:list text:style-name="Outline" text:continue-numbering="true">
        <text:list-item>
          <text:list text:continue-numbering="true">
            <text:list-item>
              <text:h text:style-name="P28" text:outline-level="2">Arquitetura do Sistema</text:h>
            </text:list-item>
          </text:list>
        </text:list-item>
      </text:list>
      <text:p text:style-name="P11"><text:span text:style-name="T4">A definição da arquitetura do sistema, bem como a construção de uma aplicação exemplo, também constituiu uma etapa da fase de desenvolvimento do projeto. A arquitetura , propriamente dita, está descrita no artefato </text:span><text:span text:style-name="T10">arquitetura.odt</text:span><text:span text:style-name="T11">, constante </text:span><text:span text:style-name="T11">da lista de anexos deste documento.</text:span></text:p>
      <text:list text:style-name="Outline" text:continue-numbering="true">
        <text:list-item>
          <text:list text:continue-numbering="true">
            <text:list-item>
              <text:h text:style-name="P28" text:outline-level="2"><text:soft-page-break/>Artefatos produzidos</text:h>
            </text:list-item>
          </text:list>
        </text:list-item>
      </text:list>
      <text:p text:style-name="P21"><text:span text:style-name="T4">Todos os artefatos produzidos durante todas as etapas do desenvolvimento do projeto escola constam da lista de artefatos, anexos a este documento, dentre os quais destacamos os seguintes:</text:span> </text:p>
      <text:list text:style-name="Outline" text:continue-numbering="true">
        <text:list-header>
          <text:h text:style-name="P29" text:outline-level="1" text:is-list-header="true"/>
        </text:list-header>
      </text:list>
      <text:p text:style-name="P24"/>
      <text:list text:style-name="Outline" text:continue-numbering="true">
        <text:list-item>
          <text:h text:style-name="P29" text:outline-level="1">Conclusão</text:h>
        </text:list-item>
      </text:list>
      <text:p text:style-name="P7"/>
      <text:p text:style-name="P7">Concluindo este trabalho, apresentamo-nos com o sentimento de uma etapa cumprida na nossa carreira acadêmico/profissional, sentimo-nos profundamente realizado com a experiência de participar deste curso. </text:p>
      <text:p text:style-name="P7">Aproveitamos a oportunidade para parabenizar os organizadores e coordenadores do curso, visto que é raro encontrar cursos que integram teoria e prática da forma que este consegue integrar.</text:p>
      <text:p text:style-name="P7">No entanto, é possível que algum aluno tenha ainda ficado com o sentimento de que algo poderia ser melhor, outros conteúdos poderiam ser abordados, o projeto final poderia ser outro. Isto é natural, a diversidade é própria do ser humano, mas na verdade o consenso é que no final, todos tem o mesmo sentimento de realização e de valorização que este curso agregou aos seus conhecimentos e conseqüentemente à sua carreira profissional.</text:p>
      <text:p text:style-name="P7">Quanto ao projeto final, propriamente dito, acreditamos ter avançado muito, no desenvolvimento do mesmo, talvez o produto final não esteja exatamente da forma esperada na concepção do projeto, porém uma análise minuciosa da história do desenvolvimento do projeto, relatada neste documento, levará a conclusão deste avanço, principalmente a se considerar algumas restrições inerentes ao projeto, como por exemplo:</text:p>
      <text:list text:style-name="L11">
        <text:list-item>
          <text:p text:style-name="P56">A equipe de desenvolvimento não estava integralmente dedicado ao projeto;</text:p>
        </text:list-item>
        <text:list-item>
          <text:p text:style-name="P56">A comunicação entre a equipe não fluiu da forma programada;</text:p>
        </text:list-item>
        <text:list-item>
          <text:p text:style-name="P56">O acompanhamento das tarefas não foi efetuado de forma acentuada, visando evitar possíveis atrasos das mesmas;</text:p>
        </text:list-item>
        <text:list-item>
          <text:p text:style-name="P56">O conhecimento de algumas tecnologias empregadas no projeto final não era compartilhado de forma igualitária pelos membros da equipe, embora tenha havido tempo suficiente para o auto-treinamento. Neste último item alguns membros da equipe tiveram enorme dificuldade. A idéia que ficou foi que estas tecnologias deveriam ter sido abordados durante o curso.</text:p>
        </text:list-item>
      </text:list>
      <text:p text:style-name="P7"/>
      <text:p text:style-name="P7">A despeito destas dificuldades elencadas acima, acreditamos que produzimos uma versão suficientemente estável, senão para execução integral das funcionalidade previstas no escopo, pelo menos com boas possibilidades de alteração e adaptação por outras possíveis equipes que eventualmente venham a dar continuidade ao projeto.</text:p>
      <text:p text:style-name="P7"/>
      <text:p text:style-name="P7">Outra questões que se faz importante neste momento, <text:s/>é o fato de que o produto <text:soft-page-break/>final necessita ainda da implementação de funcionalidades inerentes à integração com outros sistemas da universidade e mesmo outros sistemas utilizados pela universidade, como por exemplo sistemas do Ministério da Educação.</text:p>
      <text:list text:style-name="L10">
        <text:list-header>
          <text:p text:style-name="P55"/>
        </text:list-header>
      </text:list>
      <text:list text:style-name="Outline" text:continue-numbering="true">
        <text:list-item>
          <text:list text:continue-numbering="true">
            <text:list-header>
              <text:h text:style-name="P27" text:outline-level="2" text:is-list-header="true"/>
              <text:h text:style-name="P28" text:outline-level="2" text:is-list-header="true"/>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17</text:page-number></text:span><text:span text:style-name="Page_20_Number"><text:span text:style-name="T2"> </text:span></text:span><text:span text:style-name="Page_20_Number"><text:span text:style-name="T1">de </text:span></text:span><text:span text:style-name="T1"><text:page-count style:num-format="1">17</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3">Página </text:span><text:span text:style-name="T3"><text:page-number text:select-page="current">17</text:page-number></text:span><text:span text:style-name="Page_20_Number"><text:span text:style-name="T3"> de </text:span></text:span><text:span text:style-name="T3"><text:page-count style:num-format="1">1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0-28T11:24:32</dc:date>
    <meta:print-date>2003-09-02T15:56:00</meta:print-date>
    <meta:editing-cycles>171</meta:editing-cycles>
    <meta:editing-duration>P1DT0H37M53S</meta:editing-duration>
    <meta:user-defined meta:name="Info 1"/>
    <meta:user-defined meta:name="Info 2"/>
    <meta:user-defined meta:name="Info 3"/>
    <meta:user-defined meta:name="Info 4"/>
    <meta:document-statistic meta:table-count="5" meta:image-count="0" meta:object-count="0" meta:page-count="17" meta:paragraph-count="184" meta:word-count="3281" meta:character-count="22285"/>
  </office:meta>
</office:document-meta>
</file>